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2) rotate (-1.97292018645439) translate (5.61762155752079cm 2.6292044342925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3) rotate (-1.18595122673015) translate (5.4405419647607cm 2.0856462488492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608) rotate (-2.1556561591382) translate (5.51762398526101cm 2.31129583316124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578cm" svg:height="3.57cm" draw:transform="skewX (0.000698131700797732) rotate (-1.55247036964896) translate (6.7525311028069cm 5.9075393556532cm)" svg:viewBox="0 0 1579 3571" svg:d="M1578 3470c-74-191-261-787-432-1467-173-615-284-1221-351-1671-15-297-931-574-778 12 153 585 286 1053 449 1688 190 687 245 976 332 1440 23 173 813 83 780-2z">
          <text:p/>
        </draw:path>
        <draw:path draw:style-name="gr1" draw:text-style-name="P1" draw:layer="layout" svg:width="0.902cm" svg:height="0.66cm" draw:transform="skewX (0.00244346095279198) rotate (-2.15652882376419) translate (3.8718895804584cm 6.893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7.01845731859441cm 6.04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5) rotate (-2.1556561591382) translate (3.2174736659504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206) rotate (-2.15652882376419) translate (7.74188958045839cm 7.908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rotate (-2.15687788961459) translate (4.63545781206569cm 1.4946281084625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6.40245731859431cm 1.357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07:50.080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